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2C6289435A01DD52.png" manifest:media-type="image/png"/>
  <manifest:file-entry manifest:full-path="Pictures/10000201000000DC000000DCED1B7C81E57CC295.png" manifest:media-type="image/png"/>
  <manifest:file-entry manifest:full-path="Pictures/10000201000003770000030FC9339DB9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201000001F4000001E716D19ACD.png" manifest:media-type="image/png"/>
  <manifest:file-entry manifest:full-path="Pictures/10000000000001900000016087BBBEAA0285B62F.jpg" manifest:media-type="image/jpeg"/>
  <manifest:file-entry manifest:full-path="Pictures/10000201000002C7000001E0075B5F92.png" manifest:media-type="image/png"/>
  <manifest:file-entry manifest:full-path="Pictures/1000000000000780000005A9A9591843CA020783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2cm" fo:min-width="11.5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2cm" fo:min-width="7.4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2cm" fo:min-width="5.2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2cm" fo:min-width="3.76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0066ff" draw:fill="none" draw:textarea-vertical-align="middle"/>
    </style:style>
    <style:style style:name="gr9" style:family="graphic" style:parent-style-name="objectwithoutfill">
      <style:graphic-properties svg:stroke-color="#ff6600" draw:fill="none" draw:textarea-vertical-align="middle"/>
    </style:style>
    <style:style style:name="gr10" style:family="graphic" style:parent-style-name="objectwithoutfill">
      <style:graphic-properties svg:stroke-color="#0099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2cm" fo:min-width="14.595cm"/>
    </style:style>
    <style:style style:name="gr12" style:family="graphic" style:parent-style-name="standard">
      <style:graphic-properties svg:stroke-color="#2c001e" draw:fill="solid" draw:fill-color="#333333" draw:textarea-vertical-align="middle" draw:auto-grow-height="false" fo:min-height="0.749cm" fo:min-width="0.499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1pt" style:font-size-asian="28pt" style:font-size-complex="28pt"/>
    </style:style>
    <style:style style:name="P3" style:family="paragraph">
      <style:text-properties fo:color="#cc0000" fo:font-size="21pt" fo:font-style="normal" style:text-underline-style="none" fo:font-weight="bold" style:font-size-asian="28pt" style:font-size-complex="28pt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1.36cm" svg:height="2.002cm" svg:x="11.386cm" svg:y="0.165cm">
          <draw:text-box>
            <text:p/>
          </draw:text-box>
        </draw:frame>
        <draw:frame draw:style-name="gr2" draw:text-style-name="P1" draw:layer="layout" svg:width="3.234cm" svg:height="2.182cm" svg:x="6.699cm" svg:y="11.998cm">
          <draw:image xlink:href="Pictures/10000000000001900000016087BBBEAA0285B62F.jpg" xlink:type="simple" xlink:show="embed" xlink:actuate="onLoad">
            <text:p/>
          </draw:image>
        </draw:frame>
        <draw:frame draw:style-name="gr3" draw:text-style-name="P3" draw:layer="layout" svg:width="12.072cm" svg:height="2.272cm" svg:x="5.173cm" svg:y="10.832cm">
          <draw:text-box>
            <text:p text:style-name="P2"><text:span text:style-name="T1">Memory hierarchy</text:span></text:p>
          </draw:text-box>
        </draw:frame>
        <draw:frame draw:style-name="gr4" draw:text-style-name="P3" draw:layer="layout" svg:width="7.955cm" svg:height="2.272cm" svg:x="0.499cm" svg:y="9.689cm">
          <draw:text-box>
            <text:p text:style-name="P2"><text:span text:style-name="T1">Many cores</text:span></text:p>
          </draw:text-box>
        </draw:frame>
        <draw:frame draw:style-name="gr2" draw:text-style-name="P1" draw:layer="layout" svg:width="3.895cm" svg:height="1.758cm" svg:x="1.004cm" svg:y="10.842cm">
          <draw:image xlink:href="Pictures/10000000000002480000015F9983C9FDAC9499B7.jpg" xlink:type="simple" xlink:show="embed" xlink:actuate="onLoad">
            <text:p/>
          </draw:image>
        </draw:frame>
        <draw:frame draw:style-name="gr2" draw:text-style-name="P1" draw:layer="layout" svg:width="4.597cm" svg:height="1cm" svg:x="19.003cm" svg:y="13.399cm">
          <draw:image xlink:href="Pictures/10000000000003CC0000011ADC8D9A4C7B8611DC.png" xlink:type="simple" xlink:show="embed" xlink:actuate="onLoad">
            <text:p/>
          </draw:image>
        </draw:frame>
        <draw:frame draw:style-name="gr1" draw:layer="layout" svg:width="1.2cm" svg:height="2.002cm" svg:x="11.699cm" svg:y="10.423cm">
          <draw:text-box>
            <text:p/>
          </draw:text-box>
        </draw:frame>
        <draw:frame draw:style-name="gr5" draw:text-style-name="P3" draw:layer="layout" svg:width="5.743cm" svg:height="2.272cm" svg:x="11.999cm" svg:y="12.482cm">
          <draw:text-box>
            <text:p text:style-name="P2"><text:span text:style-name="T1">Pipeline</text:span></text:p>
          </draw:text-box>
        </draw:frame>
        <draw:frame draw:style-name="gr2" draw:text-style-name="P1" draw:layer="layout" svg:width="2.3cm" svg:height="1.821cm" svg:x="13.198cm" svg:y="13.499cm">
          <draw:image xlink:href="Pictures/10000201000000DC000000DCED1B7C81E57CC295.png" xlink:type="simple" xlink:show="embed" xlink:actuate="onLoad">
            <text:p/>
          </draw:image>
        </draw:frame>
        <draw:frame draw:style-name="gr6" draw:text-style-name="P3" draw:layer="layout" svg:width="4.268cm" svg:height="2.272cm" svg:x="23.899cm" svg:y="8.468cm">
          <draw:text-box>
            <text:p text:style-name="P2"><text:span text:style-name="T1">GPUs</text:span></text:p>
          </draw:text-box>
        </draw:frame>
        <draw:frame draw:style-name="gr7" draw:text-style-name="P1" draw:layer="layout" svg:width="4.309cm" svg:height="2.438cm" svg:x="23.29cm" svg:y="9.485cm">
          <draw:image xlink:href="Pictures/1000000000000780000005A9A9591843CA020783.jpg" xlink:type="simple" xlink:show="embed" xlink:actuate="onLoad">
            <text:p/>
          </draw:image>
        </draw:frame>
        <draw:frame draw:style-name="gr2" draw:text-style-name="P1" draw:layer="layout" svg:width="12.816cm" svg:height="4.494cm" svg:x="8.698cm" svg:y="6.749cm">
          <draw:image xlink:href="Pictures/10000201000002F5000001622C6289435A01DD52.png" xlink:type="simple" xlink:show="embed" xlink:actuate="onLoad">
            <text:p/>
          </draw:image>
        </draw:frame>
        <draw:line draw:style-name="gr8" draw:text-style-name="P1" draw:layer="layout" svg:x1="10.699cm" svg:y1="8.773cm" svg:x2="5.899cm" svg:y2="9.823cm">
          <text:p/>
        </draw:line>
        <draw:line draw:style-name="gr9" draw:text-style-name="P1" draw:layer="layout" svg:x1="16.898cm" svg:y1="8.773cm" svg:x2="20.198cm" svg:y2="11.998cm">
          <text:p/>
        </draw:line>
        <draw:line draw:style-name="gr10" draw:text-style-name="P1" draw:layer="layout" svg:x1="18.898cm" svg:y1="8.473cm" svg:x2="24.398cm" svg:y2="9.898cm">
          <text:p/>
        </draw:line>
        <draw:line draw:style-name="gr9" draw:text-style-name="P1" draw:layer="layout" svg:x1="14.599cm" svg:y1="12.481cm" svg:x2="14.599cm" svg:y2="9.148cm">
          <text:p/>
        </draw:line>
        <draw:line draw:style-name="gr9" draw:text-style-name="P1" draw:layer="layout" svg:x1="9.299cm" svg:y1="10.723cm" svg:x2="11.899cm" svg:y2="9.073cm">
          <text:p/>
        </draw:line>
        <draw:frame draw:style-name="gr2" draw:text-style-name="P1" draw:layer="layout" svg:width="7.224cm" svg:height="3.658cm" svg:x="10.499cm" svg:y="1.048cm">
          <draw:image xlink:href="Pictures/10000201000002C7000001E0075B5F92.png" xlink:type="simple" xlink:show="embed" xlink:actuate="onLoad">
            <text:p/>
          </draw:image>
        </draw:frame>
        <draw:frame draw:style-name="gr2" draw:text-style-name="P1" draw:layer="layout" svg:width="5.751cm" svg:height="4.201cm" svg:x="20.848cm" svg:y="1.499cm">
          <draw:image xlink:href="Pictures/10000201000001F4000001E716D19ACD.png" xlink:type="simple" xlink:show="embed" xlink:actuate="onLoad">
            <text:p/>
          </draw:image>
        </draw:frame>
        <draw:frame draw:style-name="gr2" draw:text-style-name="P1" draw:layer="layout" svg:width="5.868cm" svg:height="3.886cm" svg:x="1.631cm" svg:y="1.663cm">
          <draw:image xlink:href="Pictures/10000201000003770000030FC9339DB9.png" xlink:type="simple" xlink:show="embed" xlink:actuate="onLoad">
            <text:p/>
          </draw:image>
        </draw:frame>
        <draw:frame draw:style-name="gr11" draw:text-style-name="P3" draw:layer="layout" svg:width="15.095cm" svg:height="2.272cm" svg:x="15.884cm" svg:y="11.998cm">
          <draw:text-box>
            <text:p text:style-name="P2"><text:span text:style-name="T1">Instruction set specific</text:span></text:p>
          </draw:text-box>
        </draw:frame>
        <draw:custom-shape draw:style-name="gr12" draw:text-style-name="P1" draw:layer="layout" svg:width="1.949cm" svg:height="1cm" draw:transform="rotate (1.5707963267949) translate (13.899cm 6.897cm)">
          <text:p/>
          <draw:enhanced-geometry draw:text-areas="4000 ?f1 ?f5 ?f2" draw:glue-points="0 10800 21600 10800 ?f0 0 ?f0 21600" draw:mirror-horizontal="true" draw:mirror-vertic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2.253cm" svg:height="0.865cm" draw:transform="skewX (-0.280299877870289) rotate (0.855211333477222) translate (19.268cm 6.788cm)">
          <text:p/>
          <draw:enhanced-geometry draw:text-areas="4000 ?f1 ?f5 ?f2" draw:glue-points="0 10800 21600 10800 ?f0 0 ?f0 21600" draw:mirror-horizontal="true" draw:mirror-vertic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2.275cm" svg:height="0.856cm" draw:transform="skewX (0.283790536374278) rotate (2.32128790515246) translate (8.419cm 7.114cm)">
          <text:p/>
          <draw:enhanced-geometry draw:text-areas="4000 ?f1 ?f5 ?f2" draw:glue-points="0 10800 21600 10800 ?f0 0 ?f0 21600" draw:mirror-horizontal="true" draw:mirror-vertic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2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4.479cm" svg:x="1cm" svg:y="4.033cm"/>
      <draw:page-thumbnail draw:layer="backgroundobjects" svg:width="8.999cm" svg:height="4.479cm" svg:x="1cm" svg:y="12.609cm"/>
      <draw:page-thumbnail draw:layer="backgroundobjects" svg:width="8.999cm" svg:height="4.479cm" svg:x="1cm" svg:y="21.185cm"/>
      <draw:page-thumbnail draw:layer="backgroundobjects" svg:width="8.999cm" svg:height="4.479cm" svg:x="11cm" svg:y="4.033cm"/>
      <draw:page-thumbnail draw:layer="backgroundobjects" svg:width="8.999cm" svg:height="4.479cm" svg:x="11cm" svg:y="12.609cm"/>
      <draw:page-thumbnail draw:layer="backgroundobjects" svg:width="8.999cm" svg:height="4.479cm" svg:x="11cm" svg:y="21.185cm"/>
    </style:handout-master>
    <style:master-page style:name="Standard" style:page-layout-name="PM1" draw:style-name="Mdp1">
      <draw:frame presentation:style-name="Standard-title" draw:layer="backgroundobjects" svg:width="25.199cm" svg:height="2.631cm" svg:x="1.4cm" svg:y="0.626cm" presentation:class="title" presentation:placeholder="true">
        <draw:text-box/>
      </draw:frame>
      <draw:frame presentation:style-name="Standard-outline1" draw:layer="backgroundobjects" svg:width="25.199cm" svg:height="9.133cm" svg:x="1.4cm" svg:y="3.684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6cm" svg:height="1.086cm" svg:x="9.574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21T10:59:09.132447319</dc:date>
    <dc:creator>stemen </dc:creator>
    <meta:editing-duration>PT2H9M46S</meta:editing-duration>
    <meta:editing-cycles>19</meta:editing-cycles>
    <meta:generator>LibreOffice/4.2.8.2$Linux_X86_64 LibreOffice_project/420m0$Build-2</meta:generator>
    <meta:document-statistic meta:object-count="47"/>
  </office:meta>
</office:document-meta>
</file>